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/>create table Books(ISBN char(13) primary key,Title varchar(60),Publisher varchar(30),year int,pages int,count int ,check(count &gt; 0));</text:p>
      <text:p text:style-name="Standard"/>
      <text:p text:style-name="Standard">create table isbn(ISBN char(13) primary key,isbn2 char(10) unique,foreign key(ISBN) references Books(ISBN) ON update cascade on delete cascade);</text:p>
      <text:p text:style-name="Standard"/>
      <text:p text:style-name="Standard"><text:s/>create table author(ISBN char(13) ,author varchar(20),foreign key(ISBN) references Books(ISBN) ON update cascade on delete cascade,primary key(ISBN,author))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1:19:55.321925374</meta:creation-date>
    <dc:date>2019-09-04T23:37:40.210636532</dc:date>
    <meta:editing-duration>PT1H57M24S</meta:editing-duration>
    <meta:editing-cycles>1</meta:editing-cycles>
    <meta:document-statistic meta:table-count="0" meta:image-count="0" meta:object-count="0" meta:page-count="1" meta:paragraph-count="3" meta:word-count="47" meta:character-count="436" meta:non-whitespace-character-count="390"/>
    <meta:generator>LibreOffice/6.0.7.3$Linux_X86_64 LibreOffice_project/00m0$Build-3</meta:generator>
  </office:meta>
</office:document-meta>
</file>